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ythonProg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ythonProgram.PythonProgram( File file , Class clazz , Collection dependec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ythonProgram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ythonProgram.getHandler( ComponentManager manager , Context context , RoleManager roles , LogkitLoggerManager logKi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